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2.1cm" svg:stroke-color="#000000" draw:marker-start-width="3.35cm" draw:marker-end-width="3.35cm" draw:fill="solid" draw:fill-color="#cc0000" draw:textarea-horizontal-align="justify" draw:textarea-vertical-align="middle" draw:auto-grow-height="false" fo:padding-top="1.175cm" fo:padding-bottom="1.175cm" fo:padding-left="1.3cm" fo:padding-right="1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2.86cm" svg:x="-6.79cm" svg:y="1.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1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923cm" svg:height="18.923cm" draw:transform="rotate (0.784001899995853) translate (-1.341cm 12.0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45.4660748256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1T00:30:26.942813167</dc:date>
    <dc:creator>Fernando Bachega</dc:creator>
    <meta:editing-duration>PT2M53S</meta:editing-duration>
    <meta:editing-cycles>2</meta:editing-cycles>
    <meta:generator>LibreOffice/4.1.3.2$Linux_X86_64 LibreOffice_project/410m0$Build-2</meta:generator>
    <meta:document-statistic meta:object-count="3"/>
  </office:meta>
</office:document-meta>
</file>